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solid" draw:fill-color="#ffff99" draw:textarea-vertical-align="middle"/>
    </style:style>
    <style:style style:name="gr4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objectwithoutfill">
      <style:graphic-properties svg:stroke-color="#000000" draw:fill="none" draw:fill-color="#ffff99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gr11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fill="none" draw:fill-color="#000000" draw:textarea-vertical-align="middle"/>
    </style:style>
    <style:style style:name="gr13" style:family="graphic" style:parent-style-name="standard">
      <style:graphic-properties svg:stroke-width="0cm" svg:stroke-color="#000000" draw:fill="solid"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cm" svg:stroke-color="#000000" draw:marker-end="Arrow" draw:marker-end-width="0.3cm" draw:fill="none" draw:fill-color="#ffff99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fo:min-height="0.6cm"/>
    </style:style>
    <style:style style:name="gr16" style:family="graphic" style:parent-style-name="standard">
      <style:graphic-properties draw:stroke="none" svg:stroke-width="0cm" svg:stroke-color="#000000" draw:fill="none" draw:fill-color="#ffffff" fo:min-height="0.5cm"/>
    </style:style>
    <style:style style:name="gr17" style:family="graphic" style:parent-style-name="objectwithoutfill">
      <style:graphic-properties svg:stroke-width="0cm" svg:stroke-color="#000000" draw:fill="none" draw:fill-color="#ffff99" draw:textarea-vertical-align="middle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width="0cm" svg:stroke-color="#000000" draw:fill="none" draw:fill-color="#ffffff" fo:min-height="1.1cm"/>
    </style:style>
    <style:style style:name="gr20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Fine_20_Dashed" svg:stroke-width="0cm" svg:stroke-color="#000000" draw:fill="none" draw:fill-color="#ffff99" draw:textarea-vertical-align="middle"/>
    </style:style>
    <style:style style:name="gr22" style:family="graphic" style:parent-style-name="objectwithoutfill">
      <style:graphic-properties draw:stroke="dash" draw:stroke-dash="Fine_20_Dashed" svg:stroke-width="0cm" svg:stroke-color="#000000" draw:marker-end="Arrow" draw:marker-end-width="0.3cm" draw:fill="none" draw:fill-color="#ffff99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fo:min-height="1.7cm"/>
    </style:style>
    <style:style style:name="gr24" style:family="graphic" style:parent-style-name="objectwithoutfill">
      <style:graphic-properties svg:stroke-width="0.1cm" svg:stroke-color="#ff0000" draw:fill="none" draw:fill-color="#ffff99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cm" svg:stroke-color="#000000" draw:marker-start-width="0.05cm" draw:marker-end-width="0.05cm" draw:fill="none" draw:fill-color="#ffff99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5.7cm" svg:height="1.1cm" svg:x="1.427cm" svg:y="1.324cm">
          <draw:text-box>
            <text:p>Fluxo de Usabilidade de clientes do Aplicativo DuCheff</text:p>
          </draw:text-box>
        </draw:frame>
        <draw:custom-shape draw:style-name="gr2" draw:text-style-name="P2" draw:layer="layout" svg:width="3cm" svg:height="1.4cm" svg:x="2.3cm" svg:y="4cm">
          <text:p text:style-name="P1"><text:span text:style-name="T1">SplashActiv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4cm" svg:x="6.4cm" svg:y="4cm">
          <text:p text:style-name="P1"><text:span text:style-name="T1">BemVindo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cm" svg:y1="4.7cm" svg:x2="11.5cm" svg:y2="4.7cm">
          <text:p/>
        </draw:line>
        <draw:custom-shape draw:style-name="gr4" draw:text-style-name="P1" draw:layer="layout" svg:width="1.3cm" svg:height="1.3cm" svg:x="9.753cm" svg:y="4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3.2cm" svg:height="1.039cm" svg:x="9cm" svg:y="2.861cm">
          <draw:text-box>
            <text:p text:style-name="P3"><text:span text:style-name="T2">Opção Fazer Pedido</text:span></text:p>
          </draw:text-box>
        </draw:frame>
        <draw:line draw:style-name="gr6" draw:text-style-name="P1" draw:layer="layout" svg:x1="10.4cm" svg:y1="5.4cm" svg:x2="10.4cm" svg:y2="6.8cm">
          <text:p/>
        </draw:line>
        <draw:line draw:style-name="gr6" draw:text-style-name="P1" draw:layer="layout" svg:x1="10.4cm" svg:y1="6.8cm" svg:x2="4.8cm" svg:y2="6.8cm">
          <text:p/>
        </draw:line>
        <draw:custom-shape draw:style-name="gr2" draw:text-style-name="P4" draw:layer="layout" svg:width="3cm" svg:height="1.4cm" svg:x="1.8cm" svg:y="6cm">
          <text:p text:style-name="P4"><text:span text:style-name="T3">CadastroUsuário</text:span></text:p>
          <text:p text:style-name="P4"><text:span text:style-name="T3">Activity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3cm" svg:y1="4.7cm" svg:x2="6.4cm" svg:y2="4.7cm">
          <text:p/>
        </draw:line>
        <draw:line draw:style-name="gr6" draw:text-style-name="P1" draw:layer="layout" svg:x1="10.4cm" svg:y1="6.8cm" svg:x2="11.5cm" svg:y2="6.8cm">
          <text:p/>
        </draw:line>
        <draw:custom-shape draw:style-name="gr2" draw:text-style-name="P2" draw:layer="layout" svg:width="3cm" svg:height="1.4cm" svg:x="11.5cm" svg:y="6.4cm">
          <text:p text:style-name="P1"><text:span text:style-name="T1">HomeActivity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4cm" svg:height="0.645cm" svg:x="5.5cm" svg:y="6.255cm">
          <draw:text-box>
            <text:p text:style-name="P5"><text:span text:style-name="T2">Opção Cadastro Grátis</text:span></text:p>
          </draw:text-box>
        </draw:frame>
        <draw:frame draw:style-name="gr9" draw:text-style-name="P5" draw:layer="layout" svg:width="1.5cm" svg:height="0.7cm" svg:x="10.1cm" svg:y="6.8cm">
          <draw:text-box>
            <text:p text:style-name="P5"><text:span text:style-name="T2">Entrar</text:span></text:p>
          </draw:text-box>
        </draw:frame>
        <draw:line draw:style-name="gr7" draw:text-style-name="P1" draw:layer="layout" svg:x1="12.9cm" svg:y1="6.4cm" svg:x2="12.9cm" svg:y2="5.4cm">
          <text:p/>
        </draw:line>
        <draw:line draw:style-name="gr6" draw:text-style-name="P1" draw:layer="layout" svg:x1="1.8cm" svg:y1="6.6cm" svg:x2="1.3cm" svg:y2="6.6cm">
          <text:p/>
        </draw:line>
        <draw:line draw:style-name="gr6" draw:text-style-name="P1" draw:layer="layout" svg:x1="1.3cm" svg:y1="6.6cm" svg:x2="1.3cm" svg:y2="3cm">
          <text:p/>
        </draw:line>
        <draw:line draw:style-name="gr6" draw:text-style-name="P1" draw:layer="layout" svg:x1="1.3cm" svg:y1="3cm" svg:x2="7cm" svg:y2="3cm">
          <text:p/>
        </draw:line>
        <draw:line draw:style-name="gr7" draw:text-style-name="P1" draw:layer="layout" svg:x1="7cm" svg:y1="3cm" svg:x2="7cm" svg:y2="4cm">
          <text:p/>
        </draw:line>
        <draw:frame draw:style-name="gr5" draw:text-style-name="P5" draw:layer="layout" svg:width="5cm" svg:height="0.95cm" svg:x="1.8cm" svg:y="2.45cm">
          <draw:text-box>
            <text:p text:style-name="P5"><text:span text:style-name="T2">Cadastro feito com sucesso</text:span></text:p>
          </draw:text-box>
        </draw:frame>
        <draw:line draw:style-name="gr6" draw:text-style-name="P1" draw:layer="layout" svg:x1="14.5cm" svg:y1="4.6cm" svg:x2="18.3cm" svg:y2="4.6cm">
          <text:p/>
        </draw:line>
        <draw:line draw:style-name="gr6" draw:text-style-name="P1" draw:layer="layout" svg:x1="18.3cm" svg:y1="3.9cm" svg:x2="18.3cm" svg:y2="6.4cm">
          <text:p/>
        </draw:line>
        <draw:line draw:style-name="gr7" draw:text-style-name="P1" draw:layer="layout" svg:x1="18.3cm" svg:y1="3.9cm" svg:x2="19.9cm" svg:y2="3.9cm">
          <text:p/>
        </draw:line>
        <draw:line draw:style-name="gr7" draw:text-style-name="P1" draw:layer="layout" svg:x1="18.3cm" svg:y1="6.4cm" svg:x2="19.9cm" svg:y2="6.4cm">
          <text:p/>
        </draw:line>
        <draw:custom-shape draw:style-name="gr2" draw:text-style-name="P2" draw:layer="layout" svg:width="3cm" svg:height="1.4cm" svg:x="19.9cm" svg:y="2.9cm">
          <text:p text:style-name="P1"><text:span text:style-name="T1">Cardápio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4cm" svg:x="19.9cm" svg:y="5.7cm">
          <text:p text:style-name="P1"><text:span text:style-name="T1">Bebidas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1cm" svg:height="1.039cm" svg:x="17.9cm" svg:y="2.8cm">
          <draw:text-box>
            <text:p text:style-name="P5"><text:span text:style-name="T2">Adicionar Prato</text:span></text:p>
          </draw:text-box>
        </draw:frame>
        <draw:frame draw:style-name="gr10" draw:text-style-name="P5" draw:layer="layout" svg:width="2.1cm" svg:height="1.039cm" svg:x="18.1cm" svg:y="6.461cm">
          <draw:text-box>
            <text:p text:style-name="P5"><text:span text:style-name="T2">Adicionar Bebida</text:span></text:p>
          </draw:text-box>
        </draw:frame>
        <draw:line draw:style-name="gr7" draw:text-style-name="P1" draw:layer="layout" svg:x1="22.9cm" svg:y1="3.6cm" svg:x2="26.7cm" svg:y2="3.6cm">
          <text:p/>
        </draw:line>
        <draw:custom-shape draw:style-name="gr11" draw:text-style-name="P1" draw:layer="layout" svg:width="0.4cm" svg:height="0.4cm" svg:x="26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1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.8cm" svg:y1="9.8cm" svg:x2="4cm" svg:y2="9.8cm">
          <text:p/>
        </draw:line>
        <draw:custom-shape draw:style-name="gr13" draw:text-style-name="P1" draw:layer="layout" svg:width="0.5cm" svg:height="8.2cm" svg:x="4cm" svg:y="9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9.8cm" svg:x2="7.1cm" svg:y2="9.8cm">
          <text:p/>
        </draw:line>
        <draw:custom-shape draw:style-name="gr2" draw:text-style-name="P2" draw:layer="layout" svg:width="3cm" svg:height="1.4cm" svg:x="7.1cm" svg:y="8.8cm">
          <text:p text:style-name="P1"><text:span text:style-name="T1">Massa Comum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11.4cm" svg:x2="7.1cm" svg:y2="11.4cm">
          <text:p/>
        </draw:line>
        <draw:custom-shape draw:style-name="gr2" draw:text-style-name="P3" draw:layer="layout" svg:width="3cm" svg:height="1.4cm" svg:x="7.1cm" svg:y="10.4cm">
          <text:p text:style-name="P3"><text:span text:style-name="T2">Massas Frescas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12.9cm" svg:x2="7.1cm" svg:y2="12.9cm">
          <text:p/>
        </draw:line>
        <draw:custom-shape draw:style-name="gr2" draw:text-style-name="P2" draw:layer="layout" svg:width="3cm" svg:height="1.4cm" svg:x="7.1cm" svg:y="11.9cm">
          <text:p text:style-name="P1"><text:span text:style-name="T1">Mexidão 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14.4cm" svg:x2="7.1cm" svg:y2="14.4cm">
          <text:p/>
        </draw:line>
        <draw:custom-shape draw:style-name="gr2" draw:text-style-name="P2" draw:layer="layout" svg:width="3cm" svg:height="1.4cm" svg:x="7.1cm" svg:y="13.4cm">
          <text:p text:style-name="P1"><text:span text:style-name="T1">Strogonoff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16cm" svg:x2="7.1cm" svg:y2="16cm">
          <text:p/>
        </draw:line>
        <draw:custom-shape draw:style-name="gr2" draw:text-style-name="P2" draw:layer="layout" svg:width="3cm" svg:height="1.4cm" svg:x="7.1cm" svg:y="15cm">
          <text:p text:style-name="P1"><text:span text:style-name="T1">Bife 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17.5cm" svg:x2="7.1cm" svg:y2="17.5cm">
          <text:p/>
        </draw:line>
        <draw:custom-shape draw:style-name="gr2" draw:text-style-name="P2" draw:layer="layout" svg:width="3cm" svg:height="1.4cm" svg:x="7.1cm" svg:y="16.5cm">
          <text:p text:style-name="P1"><text:span text:style-name="T1">Panqueca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cm" svg:height="0.85cm" draw:transform="rotate (1.5697491292437) translate (3.2cm 16.7cm)">
          <draw:text-box>
            <text:p text:style-name="P6"><text:span text:style-name="T1">Tipo de Prato escolhido</text:span></text:p>
          </draw:text-box>
        </draw:frame>
        <draw:custom-shape draw:style-name="gr13" draw:text-style-name="P1" draw:layer="layout" svg:width="0.5cm" svg:height="8.2cm" svg:x="12.7cm" svg:y="9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0.1cm" svg:y1="9.8cm" svg:x2="12.7cm" svg:y2="9.8cm">
          <text:p/>
        </draw:line>
        <draw:line draw:style-name="gr14" draw:text-style-name="P1" draw:layer="layout" svg:x1="10.1cm" svg:y1="11.4cm" svg:x2="12.7cm" svg:y2="11.4cm">
          <text:p/>
        </draw:line>
        <draw:line draw:style-name="gr14" draw:text-style-name="P1" draw:layer="layout" svg:x1="10.1cm" svg:y1="12.9cm" svg:x2="12.7cm" svg:y2="12.9cm">
          <text:p/>
        </draw:line>
        <draw:line draw:style-name="gr14" draw:text-style-name="P1" draw:layer="layout" svg:x1="10.1cm" svg:y1="14.4cm" svg:x2="12.7cm" svg:y2="14.4cm">
          <text:p/>
        </draw:line>
        <draw:line draw:style-name="gr14" draw:text-style-name="P1" draw:layer="layout" svg:x1="10.1cm" svg:y1="16cm" svg:x2="12.7cm" svg:y2="16cm">
          <text:p/>
        </draw:line>
        <draw:line draw:style-name="gr14" draw:text-style-name="P1" draw:layer="layout" svg:x1="10.1cm" svg:y1="17.5cm" svg:x2="12.7cm" svg:y2="17.5cm">
          <text:p/>
        </draw:line>
        <draw:frame draw:style-name="gr16" draw:text-style-name="P6" draw:layer="layout" svg:width="6.9cm" svg:height="0.75cm" draw:transform="rotate (-1.5709708597201) translate (13.9cm 10.2cm)">
          <draw:text-box>
            <text:p text:style-name="P6"><text:span text:style-name="T1">Prato adicionado com sucesso</text:span></text:p>
          </draw:text-box>
        </draw:frame>
        <draw:line draw:style-name="gr17" draw:text-style-name="P1" draw:layer="layout" svg:x1="13.2cm" svg:y1="13.7cm" svg:x2="15cm" svg:y2="13.7cm">
          <text:p/>
        </draw:line>
        <draw:line draw:style-name="gr17" draw:text-style-name="P1" draw:layer="layout" svg:x1="15cm" svg:y1="13.7cm" svg:x2="15cm" svg:y2="9.4cm">
          <text:p/>
        </draw:line>
        <draw:line draw:style-name="gr14" draw:text-style-name="P1" draw:layer="layout" svg:x1="15cm" svg:y1="9.4cm" svg:x2="16.9cm" svg:y2="9.4cm">
          <text:p/>
        </draw:line>
        <draw:custom-shape draw:style-name="gr2" draw:text-style-name="P2" draw:layer="layout" svg:width="3cm" svg:height="1.4cm" svg:x="16.9cm" svg:y="8.6cm">
          <text:p text:style-name="P1"><text:span text:style-name="T1">PedidoActivity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6.9cm" svg:y1="8.9cm" svg:x2="17.3cm" svg:y2="8.6cm">
          <text:p/>
        </draw:line>
        <draw:line draw:style-name="gr17" draw:text-style-name="P1" draw:layer="layout" svg:x1="16.9cm" svg:y1="9cm" svg:x2="17.4cm" svg:y2="8.6cm">
          <text:p/>
        </draw:line>
        <draw:custom-shape draw:style-name="gr2" draw:text-style-name="P2" draw:layer="layout" svg:width="3cm" svg:height="1.4cm" svg:x="11.5cm" svg:y="4cm">
          <text:p text:style-name="P1"><text:span text:style-name="T1">PedidoActivity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5cm" svg:y1="4.3cm" svg:x2="11.9cm" svg:y2="4cm">
          <text:p/>
        </draw:line>
        <draw:line draw:style-name="gr17" draw:text-style-name="P1" draw:layer="layout" svg:x1="11.5cm" svg:y1="4.4cm" svg:x2="12cm" svg:y2="4cm">
          <text:p/>
        </draw:line>
        <draw:line draw:style-name="gr17" draw:text-style-name="P1" draw:layer="layout" svg:x1="19.9cm" svg:y1="9.3cm" svg:x2="21.6cm" svg:y2="9.3cm">
          <text:p/>
        </draw:line>
        <draw:custom-shape draw:style-name="gr13" draw:text-style-name="P1" draw:layer="layout" svg:width="1.2cm" svg:height="1.2cm" svg:x="21.6cm" svg:y="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" draw:layer="layout" svg:x1="22.8cm" svg:y1="9.3cm" svg:x2="24cm" svg:y2="9.3cm">
          <text:p/>
        </draw:line>
        <draw:custom-shape draw:style-name="gr2" draw:text-style-name="P3" draw:layer="layout" svg:width="3cm" svg:height="1.4cm" svg:x="24cm" svg:y="8.4cm">
          <text:p text:style-name="P3"><text:span text:style-name="T2">Resumo Simples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1.4cm" svg:x="20.8cm" svg:y="12cm">
          <text:p text:style-name="P3"><text:span text:style-name="T2">Pedido Detalhes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.2cm" svg:y1="9.9cm" svg:x2="22.2cm" svg:y2="12cm">
          <text:p/>
        </draw:line>
        <draw:frame draw:style-name="gr19" draw:text-style-name="P5" draw:layer="layout" svg:width="2.8cm" svg:height="1.35cm" svg:x="21.9cm" svg:y="7.7cm">
          <draw:text-box>
            <text:p text:style-name="P5"><text:span text:style-name="T2">Usuário não cadastrado</text:span></text:p>
          </draw:text-box>
        </draw:frame>
        <draw:frame draw:style-name="gr19" draw:text-style-name="P5" draw:layer="layout" svg:width="2.8cm" svg:height="1.35cm" svg:x="22.2cm" svg:y="10.4cm">
          <draw:text-box>
            <text:p text:style-name="P5"><text:span text:style-name="T2">Usuário cadastrado</text:span></text:p>
          </draw:text-box>
        </draw:frame>
        <draw:line draw:style-name="gr17" draw:text-style-name="P1" draw:layer="layout" svg:x1="22.2cm" svg:y1="13.4cm" svg:x2="22.2cm" svg:y2="15cm">
          <text:p/>
        </draw:line>
        <draw:custom-shape draw:style-name="gr13" draw:text-style-name="P1" draw:layer="layout" svg:width="1.2cm" svg:height="1.2cm" svg:x="21.6cm" svg:y="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" draw:layer="layout" svg:x1="21.6cm" svg:y1="15.6cm" svg:x2="19.7cm" svg:y2="15.6cm">
          <text:p/>
        </draw:line>
        <draw:line draw:style-name="gr14" draw:text-style-name="P1" draw:layer="layout" svg:x1="22.8cm" svg:y1="15.6cm" svg:x2="24.7cm" svg:y2="15.6cm">
          <text:p/>
        </draw:line>
        <draw:custom-shape draw:style-name="gr20" draw:text-style-name="P3" draw:layer="layout" svg:width="3cm" svg:height="1.4cm" svg:x="16.7cm" svg:y="14.9cm">
          <text:p text:style-name="P3"><text:span text:style-name="T2">Editar Pedido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4cm" svg:x="24.7cm" svg:y="14.9cm">
          <text:p text:style-name="P3"><text:span text:style-name="T2">Cancelar Pedido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.8cm" svg:height="1.433cm" svg:x="19.6cm" svg:y="13.9cm">
          <draw:text-box>
            <text:p text:style-name="P5"><text:span text:style-name="T2">Usuário deseja editar seu pedido</text:span></text:p>
          </draw:text-box>
        </draw:frame>
        <draw:frame draw:style-name="gr19" draw:text-style-name="P5" draw:layer="layout" svg:width="3cm" svg:height="1.433cm" svg:x="22.8cm" svg:y="13.967cm">
          <draw:text-box>
            <text:p text:style-name="P5"><text:span text:style-name="T2">Usuário deseja cancelar seu pedido</text:span></text:p>
          </draw:text-box>
        </draw:frame>
        <draw:line draw:style-name="gr14" draw:text-style-name="P1" draw:layer="layout" svg:x1="20.8cm" svg:y1="12.7cm" svg:x2="19.3cm" svg:y2="12.7cm">
          <text:p/>
        </draw:line>
        <draw:custom-shape draw:style-name="gr2" draw:text-style-name="P3" draw:layer="layout" svg:width="3cm" svg:height="1.4cm" svg:x="16.3cm" svg:y="12cm">
          <text:p text:style-name="P3"><text:span text:style-name="T2">Prato Detalhes</text:span></text:p>
          <text:p text:style-name="P3"><text:span text:style-name="T2">Activit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1cm" svg:height="0.75cm" svg:x="18.7cm" svg:y="11.4cm">
          <draw:text-box>
            <text:p text:style-name="P5"><text:span text:style-name="T2">Prato específico</text:span></text:p>
          </draw:text-box>
        </draw:frame>
        <draw:line draw:style-name="gr14" draw:text-style-name="P1" draw:layer="layout" svg:x1="25.9cm" svg:y1="9.8cm" svg:x2="25.9cm" svg:y2="14.9cm">
          <text:p/>
        </draw:line>
        <draw:line draw:style-name="gr21" draw:text-style-name="P1" draw:layer="layout" svg:x1="25cm" svg:y1="9.8cm" svg:x2="25cm" svg:y2="10.4cm">
          <text:p/>
        </draw:line>
        <draw:line draw:style-name="gr21" draw:text-style-name="P1" draw:layer="layout" svg:x1="25cm" svg:y1="10.4cm" svg:x2="17.4cm" svg:y2="10.4cm">
          <text:p/>
        </draw:line>
        <draw:line draw:style-name="gr22" draw:text-style-name="P1" draw:layer="layout" svg:x1="17.4cm" svg:y1="10.4cm" svg:x2="17.4cm" svg:y2="12cm">
          <text:p/>
        </draw:line>
        <draw:frame draw:style-name="gr23" draw:text-style-name="P7" draw:layer="layout" svg:width="9.6cm" svg:height="1.95cm" svg:x="19cm" svg:y="18.1cm">
          <draw:text-box>
            <text:p text:style-name="P7"><text:span text:style-name="T4">Legenda</text:span></text:p>
            <text:p text:style-name="P7"><text:span text:style-name="T4"/></text:p>
            <text:p text:style-name="P7"><text:span text:style-name="T5"><text:s text:c="18"/></text:span><text:span text:style-name="T5">Telas apenas para usuários cadastrados</text:span></text:p>
          </draw:text-box>
        </draw:frame>
        <draw:line draw:style-name="gr24" draw:text-style-name="P1" draw:layer="layout" svg:x1="19.4cm" svg:y1="19.3cm" svg:x2="20.7cm" svg:y2="19.3cm">
          <text:p/>
        </draw:line>
        <draw:custom-shape draw:style-name="gr25" draw:text-style-name="P1" draw:layer="layout" svg:width="0.4cm" svg:height="0.4cm" svg:x="1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.9cm" svg:y1="4.6cm" svg:x2="2.3cm" svg:y2="4.6cm">
          <text:p/>
        </draw:line>
        <draw:frame draw:style-name="gr27" draw:text-style-name="P5" draw:layer="layout" svg:width="1.4cm" svg:height="0.85cm" svg:x="1.1cm" svg:y="3.55cm">
          <draw:text-box>
            <text:p text:style-name="P5"><text:span text:style-name="T2">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4:37:08.789609000</meta:creation-date>
    <dc:date>2015-12-27T15:41:56.892070000</dc:date>
    <meta:editing-duration>PT54M10S</meta:editing-duration>
    <meta:editing-cycles>10</meta:editing-cycles>
    <meta:generator>LibreOffice/4.2.4.2$MacOSX_x86 LibreOffice_project/63150712c6d317d27ce2db16eb94c2f3d7b699f8</meta:generator>
    <meta:document-statistic meta:object-count="91"/>
  </office:meta>
</office:document-meta>
</file>